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66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2945in"/>
    </style:style>
    <style:style style:name="co7" style:family="table-column">
      <style:table-column-properties fo:break-before="auto" style:column-width="1.1543in"/>
    </style:style>
    <style:style style:name="co8" style:family="table-column">
      <style:table-column-properties fo:break-before="auto" style:column-width="1.412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167k 64</text:p>
          </table:table-cell>
          <table:table-cell table:number-columns-repeated="7"/>
        </table:table-row>
        <table:table-row table:style-name="ro1">
          <table:table-cell office:value-type="string">
            <text:p>index</text:p>
          </table:table-cell>
          <table:table-cell office:value-type="string">
            <text:p>setup.time.s.</text:p>
          </table:table-cell>
          <table:table-cell office:value-type="string">
            <text:p>setup.memory.kb.</text:p>
          </table:table-cell>
          <table:table-cell office:value-type="string">
            <text:p>radix.time.s.</text:p>
          </table:table-cell>
          <table:table-cell office:value-type="string">
            <text:p>radix.memory.kb.</text:p>
          </table:table-cell>
          <table:table-cell office:value-type="string">
            <text:p>lookup_percentage</text:p>
          </table:table-cell>
          <table:table-cell office:value-type="string">
            <text:p>total_percentage</text:p>
          </table:table-cell>
          <table:table-cell office:value-type="string">
            <text:p>memory_percent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5">
            <text:p>0.235</text:p>
          </table:table-cell>
          <table:table-cell office:value-type="float" office:value="129156.8">
            <text:p>129156.8</text:p>
          </table:table-cell>
          <table:table-cell office:value-type="float" office:value="4.723">
            <text:p>4.723</text:p>
          </table:table-cell>
          <table:table-cell office:value-type="float" office:value="130246.4">
            <text:p>130246.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66">
            <text:p>0.266</text:p>
          </table:table-cell>
          <table:table-cell office:value-type="float" office:value="248403.2">
            <text:p>248403.2</text:p>
          </table:table-cell>
          <table:table-cell office:value-type="float" office:value="4.048">
            <text:p>4.048</text:p>
          </table:table-cell>
          <table:table-cell office:value-type="float" office:value="249584">
            <text:p>249584</text:p>
          </table:table-cell>
          <table:table-cell office:value-type="float" office:value="15.7308377896613">
            <text:p>15.7308377896613</text:p>
          </table:table-cell>
          <table:table-cell office:value-type="float" office:value="14.2917637095067">
            <text:p>14.2917637095067</text:p>
          </table:table-cell>
          <table:table-cell office:value-type="float" office:value="-91.6244901970419">
            <text:p>-91.6244901970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11">
            <text:p>0.211</text:p>
          </table:table-cell>
          <table:table-cell office:value-type="float" office:value="129377.6">
            <text:p>129377.6</text:p>
          </table:table-cell>
          <table:table-cell office:value-type="float" office:value="4.604">
            <text:p>4.604</text:p>
          </table:table-cell>
          <table:table-cell office:value-type="float" office:value="130480">
            <text:p>130480</text:p>
          </table:table-cell>
          <table:table-cell office:value-type="float" office:value="2.11675579322638">
            <text:p>2.11675579322638</text:p>
          </table:table-cell>
          <table:table-cell office:value-type="float" office:value="2.51958500952784">
            <text:p>2.51958500952784</text:p>
          </table:table-cell>
          <table:table-cell office:value-type="float" office:value="-0.179352365977106">
            <text:p>-0.1793523659771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63">
            <text:p>0.263</text:p>
          </table:table-cell>
          <table:table-cell office:value-type="float" office:value="248403.2">
            <text:p>248403.2</text:p>
          </table:table-cell>
          <table:table-cell office:value-type="float" office:value="3.985">
            <text:p>3.985</text:p>
          </table:table-cell>
          <table:table-cell office:value-type="float" office:value="249577.6">
            <text:p>249577.6</text:p>
          </table:table-cell>
          <table:table-cell office:value-type="float" office:value="17.0677361853832">
            <text:p>17.0677361853832</text:p>
          </table:table-cell>
          <table:table-cell office:value-type="float" office:value="15.6256616557273">
            <text:p>15.6256616557273</text:p>
          </table:table-cell>
          <table:table-cell office:value-type="float" office:value="-91.6195764335905">
            <text:p>-91.61957643359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61">
            <text:p>0.261</text:p>
          </table:table-cell>
          <table:table-cell office:value-type="float" office:value="248401.6">
            <text:p>248401.6</text:p>
          </table:table-cell>
          <table:table-cell office:value-type="float" office:value="4.116">
            <text:p>4.116</text:p>
          </table:table-cell>
          <table:table-cell office:value-type="float" office:value="249601.6">
            <text:p>249601.6</text:p>
          </table:table-cell>
          <table:table-cell office:value-type="float" office:value="14.1042780748663">
            <text:p>14.1042780748663</text:p>
          </table:table-cell>
          <table:table-cell office:value-type="float" office:value="12.8520008469193">
            <text:p>12.8520008469193</text:p>
          </table:table-cell>
          <table:table-cell office:value-type="float" office:value="-91.6380030465334">
            <text:p>-91.638003046533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382">
            <text:p>0.382</text:p>
          </table:table-cell>
          <table:table-cell office:value-type="float" office:value="254096">
            <text:p>254096</text:p>
          </table:table-cell>
          <table:table-cell office:value-type="float" office:value="4.355">
            <text:p>4.355</text:p>
          </table:table-cell>
          <table:table-cell office:value-type="float" office:value="255278.4">
            <text:p>255278.4</text:p>
          </table:table-cell>
          <table:table-cell office:value-type="float" office:value="11.4750445632798">
            <text:p>11.4750445632798</text:p>
          </table:table-cell>
          <table:table-cell office:value-type="float" office:value="7.7916578445903">
            <text:p>7.7916578445903</text:p>
          </table:table-cell>
          <table:table-cell office:value-type="float" office:value="-95.9965112279495">
            <text:p>-95.99651122794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41">
            <text:p>0.241</text:p>
          </table:table-cell>
          <table:table-cell office:value-type="float" office:value="214401.6">
            <text:p>214401.6</text:p>
          </table:table-cell>
          <table:table-cell office:value-type="float" office:value="3.969">
            <text:p>3.969</text:p>
          </table:table-cell>
          <table:table-cell office:value-type="float" office:value="215577.6">
            <text:p>215577.6</text:p>
          </table:table-cell>
          <table:table-cell office:value-type="float" office:value="16.934046345811">
            <text:p>16.934046345811</text:p>
          </table:table-cell>
          <table:table-cell office:value-type="float" office:value="15.9644293881008">
            <text:p>15.9644293881008</text:p>
          </table:table-cell>
          <table:table-cell office:value-type="float" office:value="-65.5152080978822">
            <text:p>-65.51520809788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1m_gt20</text:p>
          </table:table-cell>
          <table:table-cell table:number-columns-repeated="7"/>
        </table:table-row>
        <table:table-row table:style-name="ro1">
          <table:table-cell office:value-type="string">
            <text:p>index</text:p>
          </table:table-cell>
          <table:table-cell office:value-type="string">
            <text:p>setup.time.s.</text:p>
          </table:table-cell>
          <table:table-cell office:value-type="string">
            <text:p>setup.memory.kb.</text:p>
          </table:table-cell>
          <table:table-cell office:value-type="string">
            <text:p>radix.time.s.</text:p>
          </table:table-cell>
          <table:table-cell office:value-type="string">
            <text:p>radix.memory.kb.</text:p>
          </table:table-cell>
          <table:table-cell office:value-type="string">
            <text:p>lookup_percentage</text:p>
          </table:table-cell>
          <table:table-cell office:value-type="string">
            <text:p>total_percentage</text:p>
          </table:table-cell>
          <table:table-cell office:value-type="string">
            <text:p>memory_percent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82">
            <text:p>1.582</text:p>
          </table:table-cell>
          <table:table-cell office:value-type="float" office:value="2550001.6">
            <text:p>2550001.6</text:p>
          </table:table-cell>
          <table:table-cell office:value-type="float" office:value="9.108">
            <text:p>9.108</text:p>
          </table:table-cell>
          <table:table-cell office:value-type="float" office:value="2550003.2">
            <text:p>2550003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21">
            <text:p>1.921</text:p>
          </table:table-cell>
          <table:table-cell office:value-type="float" office:value="4009601.6">
            <text:p>4009601.6</text:p>
          </table:table-cell>
          <table:table-cell office:value-type="float" office:value="8.2">
            <text:p>8.2</text:p>
          </table:table-cell>
          <table:table-cell office:value-type="float" office:value="4009604.8">
            <text:p>4009604.8</text:p>
          </table:table-cell>
          <table:table-cell office:value-type="float" office:value="16.5692266808398">
            <text:p>16.5692266808398</text:p>
          </table:table-cell>
          <table:table-cell office:value-type="float" office:value="9.96925779534476">
            <text:p>9.96925779534476</text:p>
          </table:table-cell>
          <table:table-cell office:value-type="float" office:value="-57.2392066017799">
            <text:p>-57.23920660177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553">
            <text:p>1.553</text:p>
          </table:table-cell>
          <table:table-cell office:value-type="float" office:value="2446883.2">
            <text:p>2446883.2</text:p>
          </table:table-cell>
          <table:table-cell office:value-type="float" office:value="7.884">
            <text:p>7.884</text:p>
          </table:table-cell>
          <table:table-cell office:value-type="float" office:value="2446883.2">
            <text:p>2446883.2</text:p>
          </table:table-cell>
          <table:table-cell office:value-type="float" office:value="15.8782885995217">
            <text:p>15.8782885995217</text:p>
          </table:table-cell>
          <table:table-cell office:value-type="float" office:value="13.4387351778656">
            <text:p>13.4387351778656</text:p>
          </table:table-cell>
          <table:table-cell office:value-type="float" office:value="4.04391649390871">
            <text:p>4.043916493908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927">
            <text:p>1.927</text:p>
          </table:table-cell>
          <table:table-cell office:value-type="float" office:value="4009606.4">
            <text:p>4009606.4</text:p>
          </table:table-cell>
          <table:table-cell office:value-type="float" office:value="8.323">
            <text:p>8.323</text:p>
          </table:table-cell>
          <table:table-cell office:value-type="float" office:value="4009608">
            <text:p>4009608</text:p>
          </table:table-cell>
          <table:table-cell office:value-type="float" office:value="15.014615997874">
            <text:p>15.014615997874</text:p>
          </table:table-cell>
          <table:table-cell office:value-type="float" office:value="8.61879666227492">
            <text:p>8.61879666227492</text:p>
          </table:table-cell>
          <table:table-cell office:value-type="float" office:value="-57.2393320918185">
            <text:p>-57.239332091818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895">
            <text:p>1.895</text:p>
          </table:table-cell>
          <table:table-cell office:value-type="float" office:value="4009601.6">
            <text:p>4009601.6</text:p>
          </table:table-cell>
          <table:table-cell office:value-type="float" office:value="8.251">
            <text:p>8.251</text:p>
          </table:table-cell>
          <table:table-cell office:value-type="float" office:value="4009603.2">
            <text:p>4009603.2</text:p>
          </table:table-cell>
          <table:table-cell office:value-type="float" office:value="15.5461068296572">
            <text:p>15.5461068296572</text:p>
          </table:table-cell>
          <table:table-cell office:value-type="float" office:value="9.40931049626703">
            <text:p>9.40931049626703</text:p>
          </table:table-cell>
          <table:table-cell office:value-type="float" office:value="-57.2391438567606">
            <text:p>-57.23914385676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741">
            <text:p>2.741</text:p>
          </table:table-cell>
          <table:table-cell office:value-type="float" office:value="4054960">
            <text:p>4054960</text:p>
          </table:table-cell>
          <table:table-cell office:value-type="float" office:value="9.606">
            <text:p>9.606</text:p>
          </table:table-cell>
          <table:table-cell office:value-type="float" office:value="4054961.6">
            <text:p>4054961.6</text:p>
          </table:table-cell>
          <table:table-cell office:value-type="float" office:value="8.78288599521659">
            <text:p>8.78288599521659</text:p>
          </table:table-cell>
          <table:table-cell office:value-type="float" office:value="-5.46772068511198">
            <text:p>-5.46772068511198</text:p>
          </table:table-cell>
          <table:table-cell office:value-type="float" office:value="-59.0179024089068">
            <text:p>-59.01790240890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996">
            <text:p>1.996</text:p>
          </table:table-cell>
          <table:table-cell office:value-type="float" office:value="4496822.4">
            <text:p>4496822.4</text:p>
          </table:table-cell>
          <table:table-cell office:value-type="float" office:value="8.43">
            <text:p>8.43</text:p>
          </table:table-cell>
          <table:table-cell office:value-type="float" office:value="4496822.4">
            <text:p>4496822.4</text:p>
          </table:table-cell>
          <table:table-cell office:value-type="float" office:value="14.5096997076801">
            <text:p>14.5096997076801</text:p>
          </table:table-cell>
          <table:table-cell office:value-type="float" office:value="7.44400527009224">
            <text:p>7.44400527009224</text:p>
          </table:table-cell>
          <table:table-cell office:value-type="float" office:value="-76.3457551739543">
            <text:p>-76.345755173954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1m_32</text:p>
          </table:table-cell>
          <table:table-cell table:number-columns-repeated="7"/>
        </table:table-row>
        <table:table-row table:style-name="ro1">
          <table:table-cell office:value-type="string">
            <text:p>index</text:p>
          </table:table-cell>
          <table:table-cell office:value-type="string">
            <text:p>setup.time.s.</text:p>
          </table:table-cell>
          <table:table-cell office:value-type="string">
            <text:p>setup.memory.kb.</text:p>
          </table:table-cell>
          <table:table-cell office:value-type="string">
            <text:p>radix.time.s.</text:p>
          </table:table-cell>
          <table:table-cell office:value-type="string">
            <text:p>radix.memory.kb.</text:p>
          </table:table-cell>
          <table:table-cell office:value-type="string">
            <text:p>lookup_percentage</text:p>
          </table:table-cell>
          <table:table-cell office:value-type="string">
            <text:p>total_percentage</text:p>
          </table:table-cell>
          <table:table-cell office:value-type="string">
            <text:p>memory_percent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097">
            <text:p>2.097</text:p>
          </table:table-cell>
          <table:table-cell office:value-type="float" office:value="4567412.8">
            <text:p>4567412.8</text:p>
          </table:table-cell>
          <table:table-cell office:value-type="float" office:value="12.664">
            <text:p>12.664</text:p>
          </table:table-cell>
          <table:table-cell office:value-type="float" office:value="4567411.2">
            <text:p>4567411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28">
            <text:p>2.228</text:p>
          </table:table-cell>
          <table:table-cell office:value-type="float" office:value="5928004.8">
            <text:p>5928004.8</text:p>
          </table:table-cell>
          <table:table-cell office:value-type="float" office:value="10.516">
            <text:p>10.516</text:p>
          </table:table-cell>
          <table:table-cell office:value-type="float" office:value="5928003.2">
            <text:p>5928003.2</text:p>
          </table:table-cell>
          <table:table-cell office:value-type="float" office:value="21.5671429923346">
            <text:p>21.5671429923346</text:p>
          </table:table-cell>
          <table:table-cell office:value-type="float" office:value="16.9614655716993">
            <text:p>16.9614655716993</text:p>
          </table:table-cell>
          <table:table-cell office:value-type="float" office:value="-29.7891286862895">
            <text:p>-29.789128686289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993">
            <text:p>1.993</text:p>
          </table:table-cell>
          <table:table-cell office:value-type="float" office:value="4366083.2">
            <text:p>4366083.2</text:p>
          </table:table-cell>
          <table:table-cell office:value-type="float" office:value="10.877001">
            <text:p>10.877001</text:p>
          </table:table-cell>
          <table:table-cell office:value-type="float" office:value="4366080">
            <text:p>4366080</text:p>
          </table:table-cell>
          <table:table-cell office:value-type="float" office:value="15.9269329043248">
            <text:p>15.9269329043248</text:p>
          </table:table-cell>
          <table:table-cell office:value-type="float" office:value="14.1108575489577">
            <text:p>14.1108575489577</text:p>
          </table:table-cell>
          <table:table-cell office:value-type="float" office:value="4.40799374490302">
            <text:p>4.407993744903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07">
            <text:p>2.207</text:p>
          </table:table-cell>
          <table:table-cell office:value-type="float" office:value="5928004.8">
            <text:p>5928004.8</text:p>
          </table:table-cell>
          <table:table-cell office:value-type="float" office:value="10.386">
            <text:p>10.386</text:p>
          </table:table-cell>
          <table:table-cell office:value-type="float" office:value="5928003.2">
            <text:p>5928003.2</text:p>
          </table:table-cell>
          <table:table-cell office:value-type="float" office:value="22.5986561938109">
            <text:p>22.5986561938109</text:p>
          </table:table-cell>
          <table:table-cell office:value-type="float" office:value="17.9879974731522">
            <text:p>17.9879974731522</text:p>
          </table:table-cell>
          <table:table-cell office:value-type="float" office:value="-29.7891286862895">
            <text:p>-29.78912868628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212">
            <text:p>2.212</text:p>
          </table:table-cell>
          <table:table-cell office:value-type="float" office:value="5928003.2">
            <text:p>5928003.2</text:p>
          </table:table-cell>
          <table:table-cell office:value-type="float" office:value="10.495">
            <text:p>10.495</text:p>
          </table:table-cell>
          <table:table-cell office:value-type="float" office:value="5928004.8">
            <text:p>5928004.8</text:p>
          </table:table-cell>
          <table:table-cell office:value-type="float" office:value="21.6144601116684">
            <text:p>21.6144601116684</text:p>
          </table:table-cell>
          <table:table-cell office:value-type="float" office:value="17.1272899557802">
            <text:p>17.1272899557802</text:p>
          </table:table-cell>
          <table:table-cell office:value-type="float" office:value="-29.7891637170746">
            <text:p>-29.78916371707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881">
            <text:p>2.881</text:p>
          </table:table-cell>
          <table:table-cell office:value-type="float" office:value="5997926.4">
            <text:p>5997926.4</text:p>
          </table:table-cell>
          <table:table-cell office:value-type="float" office:value="11.787">
            <text:p>11.787</text:p>
          </table:table-cell>
          <table:table-cell office:value-type="float" office:value="5997923.2">
            <text:p>5997923.2</text:p>
          </table:table-cell>
          <table:table-cell office:value-type="float" office:value="15.71874704268">
            <text:p>15.71874704268</text:p>
          </table:table-cell>
          <table:table-cell office:value-type="float" office:value="6.92514213518635">
            <text:p>6.92514213518635</text:p>
          </table:table-cell>
          <table:table-cell office:value-type="float" office:value="-31.3199739931452">
            <text:p>-31.31997399314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825">
            <text:p>2.825</text:p>
          </table:table-cell>
          <table:table-cell office:value-type="float" office:value="8380180.8">
            <text:p>8380180.8</text:p>
          </table:table-cell>
          <table:table-cell office:value-type="float" office:value="11.497">
            <text:p>11.497</text:p>
          </table:table-cell>
          <table:table-cell office:value-type="float" office:value="8380185.6">
            <text:p>8380185.6</text:p>
          </table:table-cell>
          <table:table-cell office:value-type="float" office:value="17.9331882275007">
            <text:p>17.9331882275007</text:p>
          </table:table-cell>
          <table:table-cell office:value-type="float" office:value="9.2150979153506">
            <text:p>9.2150979153506</text:p>
          </table:table-cell>
          <table:table-cell office:value-type="float" office:value="-83.4778002908956">
            <text:p>-83.47780029089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10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10:31:54</dc:date>
    <dc:creator>Rohit </dc:creator>
    <meta:generator>OpenOffice.org/3.2$Unix OpenOffice.org_project/320m12$Build-9483</meta:generator>
    <meta:editing-duration>PT00H03M00S</meta:editing-duration>
    <meta:editing-cycles>1</meta:editing-cycles>
    <meta:document-statistic meta:table-count="1" meta:cell-count="195" meta:object-count="0"/>
  </office:meta>
</office:document-meta>
</file>